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46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2.733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1.25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none" fo:border-right="none" fo:border-top="1.25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1.25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25pt solid #000000" fo:background-color="#b4c7dc" fo:border-left="none" fo:border-right="none" fo:border-top="none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ackground-color="transparent" fo:border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map style:condition="cell-content()=&quot;not good&quot;" style:apply-style-name="Untitled1" style:base-cell-address="Sheet1.B30"/>
      <style:map style:condition="cell-content()=&quot;Good&quot;" style:apply-style-name="Untitled2" style:base-cell-address="Sheet1.B30"/>
    </style:style>
    <style:style style:name="ce31" style:family="table-cell" style:parent-style-name="Default" style:data-style-name="N0">
      <style:map style:condition="cell-content()=&quot;not good&quot;" style:apply-style-name="Untitled1" style:base-cell-address="Sheet1.B30"/>
      <style:map style:condition="cell-content()=&quot;Good&quot;" style:apply-style-name="Untitled2" style:base-cell-address="Sheet1.B30"/>
    </style:style>
    <style:style style:name="ce3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1.25pt solid #000000" fo:background-color="#e0c2cd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1.25pt solid #000000" fo:background-color="#e0c2cd" style:text-align-source="fix" style:repeat-content="false" fo:border-left="none" fo:border-right="none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-complex="Lohit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weight-complex="bold" style:font-weight-asian="bold" style:font-size-complex="12pt" style:font-size-asian="12pt" fo:font-size="12pt"/>
    </style:style>
    <style:style style:name="T2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2pt" style:font-size-asian="12pt" fo:font-size="12pt" fo:font-weight="normal" style:font-weight-asian="normal" style:font-weight-complex="normal"/>
    </style:style>
    <style:style style:name="T3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2pt" style:font-size-asian="12pt" fo:font-size="12pt" fo:font-weight="bold" style:font-weight-asian="bold" style:font-weight-complex="bold"/>
    </style:style>
    <style:style style:name="T4" style:family="text">
      <style:text-properties fo:font-weight="bold" style:font-weight-complex="bold"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font-name="Liberation Sans" style:font-weight-asian="bold" style:font-size-asian="12pt" style:font-size-complex="12pt" style:font-style-asian="normal" style:font-style-complex="normal" style:text-emphasize="none" style:font-relief="none" style:font-name-asian="Noto Sans CJK SC" style:text-overline-style="none" style:text-overline-color="font-color" style:language-complex="hi" style:country-complex="IN"/>
    </style:style>
    <style:style style:name="T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font-name="Liberation Sans" style:font-size-asian="12pt" style:font-size-complex="12pt" style:font-style-asian="normal" style:font-style-complex="normal" style:text-emphasize="none" style:font-relief="none" style:font-name-asian="Noto Sans CJK SC" style:text-overline-style="none" style:text-overline-color="font-color" style:language-complex="hi" style:country-complex="IN" style:font-weight-complex="normal" style:font-weight-asian="normal" fo:font-weight="normal"/>
    </style:style>
    <style:style style:name="T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font-name="Liberation Sans" style:font-size-asian="12pt" style:font-size-complex="12pt" style:font-style-asian="normal" style:font-style-complex="normal" style:text-emphasize="none" style:font-relief="none" style:font-name-asian="Noto Sans CJK SC" style:text-overline-style="none" style:text-overline-color="font-color" style:language-complex="hi" style:country-complex="I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1" office:value-type="string" calcext:value-type="string" table:number-columns-spanned="6" table:number-rows-spanned="2">
            <text:p>Radio link budget</text:p>
          </table:table-cell>
          <table:covered-table-cell table:number-columns-repeated="3" table:style-name="Default"/>
          <table:covered-table-cell/>
          <table:covered-table-cell table:style-name="ce3"/>
          <table:table-cell table:style-name="ce37" table:number-columns-spanned="3" table:number-rows-spanned="2"/>
          <table:covered-table-cell table:number-columns-repeated="2" table:style-name="ce7"/>
        </table:table-row>
        <table:table-row table:style-name="ro1">
          <table:covered-table-cell table:style-name="ce12"/>
          <table:covered-table-cell table:number-columns-repeated="4" table:style-name="ce24"/>
          <table:covered-table-cell table:style-name="ce32"/>
          <table:covered-table-cell table:number-columns-repeated="3" table:style-name="ce7"/>
        </table:table-row>
        <table:table-row table:style-name="ro2">
          <table:table-cell table:style-name="Default" table:number-columns-repeated="4"/>
          <table:table-cell/>
          <table:table-cell table:style-name="ce3"/>
          <table:table-cell table:style-name="ce7" table:number-columns-repeated="3"/>
        </table:table-row>
        <table:table-row table:style-name="ro3">
          <table:table-cell table:style-name="ce13"/>
          <table:table-cell table:style-name="Default" table:number-columns-repeated="3"/>
          <table:table-cell/>
          <table:table-cell table:style-name="ce3"/>
          <table:table-cell table:style-name="ce7" table:number-columns-repeated="3"/>
        </table:table-row>
        <table:table-row table:style-name="ro3">
          <table:table-cell table:style-name="ce1" office:value-type="string" calcext:value-type="string" table:number-columns-spanned="4" table:number-rows-spanned="1">
            <text:p>Transmitter setting</text:p>
          </table:table-cell>
          <table:covered-table-cell table:number-columns-repeated="3" table:style-name="Default"/>
          <table:table-cell/>
          <table:table-cell table:style-name="ce33" office:value-type="string" calcext:value-type="string">
            <text:p>Object (“ “)</text:p>
          </table:table-cell>
          <table:table-cell table:style-name="ce7" table:formula="of:=&quot;Control&quot;" office:value-type="string" office:string-value="Control" calcext:value-type="string">
            <text:p>Control</text:p>
          </table:table-cell>
          <table:table-cell table:style-name="ce7" table:formula="of:=&quot;Telemetry&quot;" office:value-type="string" office:string-value="Telemetry" calcext:value-type="string">
            <text:p>Telemetry</text:p>
          </table:table-cell>
          <table:table-cell table:style-name="ce7" table:formula="of:=&quot;Video&quot;" office:value-type="string" office:string-value="Video" calcext:value-type="string">
            <text:p>Video</text:p>
          </table:table-cell>
        </table:table-row>
        <table:table-row table:style-name="ro4">
          <table:table-cell table:style-name="ce2" office:value-type="string" calcext:value-type="string">
            <text:p>Link</text:p>
          </table:table-cell>
          <table:table-cell table:style-name="ce7" table:formula="of:= [.G5]" office:value-type="string" office:string-value="Control" calcext:value-type="string">
            <text:p>Control</text:p>
          </table:table-cell>
          <table:table-cell table:style-name="ce7" table:formula="of:= [.H5]" office:value-type="string" office:string-value="Telemetry" calcext:value-type="string">
            <text:p>Telemetry</text:p>
          </table:table-cell>
          <table:table-cell table:style-name="ce7" table:formula="of:=[.I5]" office:value-type="string" office:string-value="Video" calcext:value-type="string">
            <text:p>Video</text:p>
          </table:table-cell>
          <table:table-cell/>
          <table:table-cell table:style-name="ce33" office:value-type="string" calcext:value-type="string">
            <text:p>Frequency (MHz)</text:p>
          </table:table-cell>
          <table:table-cell table:style-name="ce7" table:formula="of:= 2.4 *10^3" office:value-type="float" office:value="2400" calcext:value-type="float">
            <text:p>2400</text:p>
          </table:table-cell>
          <table:table-cell table:style-name="ce7" table:formula="of:= 433" office:value-type="float" office:value="433" calcext:value-type="float">
            <text:p>433</text:p>
          </table:table-cell>
          <table:table-cell table:style-name="ce7" table:formula="of:=5.8*10^3" office:value-type="float" office:value="5800" calcext:value-type="float">
            <text:p>5800</text:p>
          </table:table-cell>
        </table:table-row>
        <table:table-row table:style-name="ro5">
          <table:table-cell office:value-type="string" calcext:value-type="string">
            <text:p>Output Power <text:s text:c="2"/>[dBm/W]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4" office:value-type="string" calcext:value-type="string">
            <text:p>Distance km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oss transmitter <text:s text:c="2"/>[dBm]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table:style-name="ce35" office:value-type="string" calcext:value-type="string">
            <text:p>Freespace assumption</text:p>
          </table:table-cell>
          <table:table-cell table:style-name="ce7" office:value-type="string" calcext:value-type="string">
            <text:p>ye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mitter Gain <text:s text:c="3"/>[dBm]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8">
          <table:table-cell table:style-name="ce6" office:value-type="string" calcext:value-type="string">
            <text:p><text:span text:style-name="T1">Equivalent isotropic radiated powe</text:span><text:span text:style-name="T2">r </text:span><text:span text:style-name="T3"> [dBm]</text:span></text:p>
          </table:table-cell>
          <table:table-cell table:style-name="ce10" table:formula="of:= [.B7] - [.B8] + [.B9]" office:value-type="float" office:value="2.5" calcext:value-type="float">
            <text:p>2.5</text:p>
          </table:table-cell>
          <table:table-cell table:style-name="ce10" table:formula="of:= [.C7] - [.C8] + [.C9]" office:value-type="float" office:value="21.5" calcext:value-type="float">
            <text:p>21.5</text:p>
          </table:table-cell>
          <table:table-cell table:style-name="ce10" table:formula="of:= [.D7] - [.D8] + [.D9]"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table:style-name="ce5" table:number-columns-repeated="4"/>
          <table:table-cell table:number-columns-repeated="5"/>
        </table:table-row>
        <table:table-row table:style-name="ro1">
          <table:table-cell table:style-name="ce19" table:number-columns-repeated="4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4" table:number-rows-spanned="1">
            <text:p>Receiver setting</text:p>
          </table:table-cell>
          <table:covered-table-cell table:number-columns-repeated="3"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7" table:formula="of:= [.G5]" office:value-type="string" office:string-value="Control" calcext:value-type="string">
            <text:p>Control</text:p>
          </table:table-cell>
          <table:table-cell table:style-name="ce7" table:formula="of:= [.H5]" office:value-type="string" office:string-value="Telemetry" calcext:value-type="string">
            <text:p>Telemetry</text:p>
          </table:table-cell>
          <table:table-cell table:style-name="ce7" table:formula="of:=[.I5]" office:value-type="string" office:string-value="Video" calcext:value-type="string">
            <text:p>Vide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eiver Gain Antenna <text:s/>[dBm]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ss receiver <text:s text:c="3"/>[dBm]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x Sensibility <text:s text:c="3"/>[dBm]</text:p>
          </table:table-cell>
          <table:table-cell table:number-columns-repeated="3" office:value-type="float" office:value="-121" calcext:value-type="float">
            <text:p>-121</text:p>
          </table:table-cell>
          <table:table-cell office:value-type="string" calcext:value-type="string">
            <text:p>from datasheet </text:p>
          </table:table-cell>
          <table:table-cell table:style-name="ce36" office:value-type="string" calcext:value-type="string">
            <text:p>Notes: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<text:span text:style-name="T4">Receiver Gain </text:span><text:span text:style-name="T5"> </text:span><text:span text:style-name="T6"> [dBm]</text:span></text:p>
          </table:table-cell>
          <table:table-cell table:style-name="ce10" table:formula="of:= [.B16] - [.B17] + [.B18]" office:value-type="float" office:value="-119.5" calcext:value-type="float">
            <text:p>-119.5</text:p>
          </table:table-cell>
          <table:table-cell table:style-name="ce10" table:formula="of:= [.C16] - [.C17] + [.C18]" office:value-type="float" office:value="-119.5" calcext:value-type="float">
            <text:p>-119.5</text:p>
          </table:table-cell>
          <table:table-cell table:style-name="ce10" table:formula="of:= [.D16] - [.D17] + [.D18]" office:value-type="float" office:value="-119.5" calcext:value-type="float">
            <text:p>-119.5</text:p>
          </table:table-cell>
          <table:table-cell/>
          <table:table-cell office:value-type="string" calcext:value-type="string" table:number-columns-spanned="4" table:number-rows-spanned="1">
            <text:p><text:s/>for other loss include in assumption <text:s/>such as polarization put another value than 0 </text:p>
          </table:table-cell>
          <table:covered-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4" table:number-rows-spanned="1">
            <text:p>Link stting</text:p>
          </table:table-cell>
          <table:covered-table-cell table:number-columns-repeated="3"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7" table:formula="of:= [.G5]" office:value-type="string" office:string-value="Control" calcext:value-type="string">
            <text:p>Control</text:p>
          </table:table-cell>
          <table:table-cell table:style-name="ce7" table:formula="of:= [.H5]" office:value-type="string" office:string-value="Telemetry" calcext:value-type="string">
            <text:p>Telemetry</text:p>
          </table:table-cell>
          <table:table-cell table:style-name="ce7" table:formula="of:=[.I5]" office:value-type="string" office:string-value="Video" calcext:value-type="string">
            <text:p>Video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Path Loss [dB]</text:p>
          </table:table-cell>
          <table:table-cell table:style-name="Default" table:formula="of:=  32.4+ 20*LOG([.G6] ;10)+ 20*LOG([.G7];10)" office:value-type="float" office:value="109.546649928625" calcext:value-type="float">
            <text:p>109.546649928625</text:p>
          </table:table-cell>
          <table:table-cell table:style-name="Default" table:formula="of:=  32.4+ 20*LOG([.H6];10)+ 20*LOG([.G7];10)" office:value-type="float" office:value="94.6721830214606" calcext:value-type="float">
            <text:p>94.6721830214606</text:p>
          </table:table-cell>
          <table:table-cell table:style-name="Default" table:formula="of:=  32.4+ 20*LOG([.I6] ;10)+ 20*LOG([.G7];10)" office:value-type="float" office:value="117.210984965652" calcext:value-type="float">
            <text:p>117.210984965652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Other Loss in wire <text:s text:c="3"/>[dB]</text:p>
          </table:table-cell>
          <table:table-cell table:style-name="ce28" table:formula="of:=IF([.G8]=&quot;yes&quot;;0)" office:value-type="float" office:value="0" calcext:value-type="float">
            <text:p>0</text:p>
          </table:table-cell>
          <table:table-cell table:style-name="ce28" table:formula="of:=IF([.G8]=&quot;yes&quot;;0)" office:value-type="float" office:value="0" calcext:value-type="float">
            <text:p>0</text:p>
          </table:table-cell>
          <table:table-cell table:style-name="ce28" table:formula="of:=IF([.G8]=&quot;yes&quot;;0)" office:value-type="float" office:value="0" calcext:value-type="float">
            <text:p>0</text:p>
          </table:table-cell>
          <table:table-cell office:value-type="string" calcext:value-type="string">
            <text:p>If free space, put 0 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Link loss <text:s/>[dBm]</text:p>
          </table:table-cell>
          <table:table-cell table:style-name="ce10" table:formula="of:= [.B25] +  [.B24]" office:value-type="float" office:value="109.546649928625" calcext:value-type="float">
            <text:p>109.546649928625</text:p>
          </table:table-cell>
          <table:table-cell table:style-name="ce10" table:formula="of:= [.C25] +  [.C24]" office:value-type="float" office:value="94.6721830214606" calcext:value-type="float">
            <text:p>94.6721830214606</text:p>
          </table:table-cell>
          <table:table-cell table:style-name="ce10" table:formula="of:= [.D25] +  [.D24]" office:value-type="float" office:value="117.210984965652" calcext:value-type="float">
            <text:p>117.21098496565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3" office:value-type="string" calcext:value-type="string">
            <text:p>Margin</text:p>
          </table:table-cell>
          <table:table-cell table:style-name="ce29" table:formula="of:=[.B10] - [.B26] +[.B19]" office:value-type="float" office:value="-226.546649928625" calcext:value-type="float">
            <text:p>-226.546649928625</text:p>
          </table:table-cell>
          <table:table-cell table:style-name="ce29" table:formula="of:=[.C10] - [.C26] +[.C19]" office:value-type="float" office:value="-192.672183021461" calcext:value-type="float">
            <text:p>-192.672183021461</text:p>
          </table:table-cell>
          <table:table-cell table:style-name="ce29" table:formula="of:=[.D10] - [.D26] +[.D19]" office:value-type="float" office:value="-230.210984965652" calcext:value-type="float">
            <text:p>-230.21098496565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0" table:formula="of:=IF([.B29]&gt;=30;&quot;Good&quot;;&quot;not good&quot;)" office:value-type="string" office:string-value="not good" calcext:value-type="string">
            <text:p>not good</text:p>
          </table:table-cell>
          <table:table-cell table:style-name="ce31" table:formula="of:=IF([.C29]&gt;=30;&quot;Good&quot;;&quot;not good&quot;)" office:value-type="string" office:string-value="not good" calcext:value-type="string">
            <text:p>not good</text:p>
          </table:table-cell>
          <table:table-cell table:style-name="ce30" table:formula="of:=IF([.D29]&gt;=30;&quot;Good&quot;;&quot;not good&quot;)" office:value-type="string" office:string-value="not good" calcext:value-type="string">
            <text:p>not good</text:p>
          </table:table-cell>
          <table:table-cell table:number-columns-repeated="5"/>
        </table:table-row>
        <calcext:conditional-formats>
          <calcext:conditional-format calcext:target-range-address="Sheet1.B30:Sheet1.D30">
            <calcext:condition calcext:apply-style-name="Untitled1" calcext:value="=&quot;not good&quot;" calcext:base-cell-address="Sheet1.B30"/>
            <calcext:condition calcext:apply-style-name="Untitled2" calcext:value="=&quot;Good&quot;" calcext:base-cell-address="Sheet1.B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2:19:57.715631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6T13:59:08.799375294</meta:creation-date>
    <dc:date>2025-10-08T14:01:41.084332879</dc:date>
    <meta:editing-duration>PT6H10M40S</meta:editing-duration>
    <meta:editing-cycles>9</meta:editing-cycles>
    <meta:generator>LibreOffice/6.4.7.2$Linux_X86_64 LibreOffice_project/40$Build-2</meta:generator>
    <meta:document-statistic meta:table-count="1" meta:cell-count="83" meta:object-count="0"/>
  </office:meta>
</office:document-meta>
</file>